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7000001D87C14AEF463D3D5E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38c7a1" officeooo:paragraph-rsid="0038c7a1"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color="#000000" fo:language="en" fo:country="US" fo:font-style="italic" officeooo:rsid="00260796" officeooo:paragraph-rsid="00260796" style:font-style-asian="italic" style:language-complex="ar" style:country-complex="SA"/>
    </style:style>
    <style:style style:name="P10" style:family="paragraph" style:parent-style-name="Abstract">
      <style:paragraph-properties fo:text-align="start" style:justify-single-word="false"/>
      <style:text-properties fo:color="#000000" fo:language="en" fo:country="US" fo:font-style="normal" officeooo:rsid="00260796" officeooo:paragraph-rsid="00290ed6" style:font-style-asian="normal" style:language-complex="ar" style:country-complex="SA" style:font-style-complex="normal"/>
    </style:style>
    <style:style style:name="P11" style:family="paragraph" style:parent-style-name="CellBody">
      <style:paragraph-properties style:snap-to-layout-grid="false"/>
      <style:text-properties fo:language="en" fo:country="US" style:language-complex="ar" style:country-complex="SA"/>
    </style:style>
    <style:style style:name="P12" style:family="paragraph" style:parent-style-name="CellBody">
      <style:paragraph-properties style:snap-to-layout-grid="false"/>
      <style:text-properties fo:language="en" fo:country="US" officeooo:rsid="0038c7a1" officeooo:paragraph-rsid="0038c7a1" style:language-complex="ar" style:country-complex="SA"/>
    </style:style>
    <style:style style:name="P13" style:family="paragraph" style:parent-style-name="CellBody">
      <style:text-properties fo:color="#000000" fo:language="en" fo:country="US" fo:font-style="italic" style:font-style-asian="italic" style:language-complex="ar" style:country-complex="SA"/>
    </style:style>
    <style:style style:name="P14"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5" style:family="paragraph" style:parent-style-name="Document_20_Title">
      <style:text-properties fo:language="en" fo:country="US" style:language-complex="ar" style:country-complex="SA"/>
    </style:style>
    <style:style style:name="P1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7"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8" style:family="paragraph" style:parent-style-name="Standard">
      <style:text-properties style:font-name="Arial" fo:language="en" fo:country="US" officeooo:paragraph-rsid="001b92ce" style:language-complex="ar" style:country-complex="SA"/>
    </style:style>
    <style:style style:name="P19" style:family="paragraph" style:parent-style-name="Standard">
      <style:text-properties style:font-name="Arial" fo:language="en" fo:country="US" officeooo:rsid="001febee" officeooo:paragraph-rsid="001b92ce"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Body">
      <style:text-properties officeooo:paragraph-rsid="001b92ce"/>
    </style:style>
    <style:style style:name="P22" style:family="paragraph" style:parent-style-name="Body">
      <style:text-properties fo:language="en" fo:country="US" style:language-complex="ar" style:country-complex="SA"/>
    </style:style>
    <style:style style:name="P23" style:family="paragraph" style:parent-style-name="Body">
      <style:text-properties fo:language="en" fo:country="US" officeooo:rsid="001febee" officeooo:paragraph-rsid="001b92ce" style:language-complex="ar" style:country-complex="SA"/>
    </style:style>
    <style:style style:name="P24"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5" style:family="paragraph" style:parent-style-name="Body">
      <style:text-properties fo:color="#000000" fo:language="en" fo:country="US" fo:font-style="normal" officeooo:rsid="00290ed6" officeooo:paragraph-rsid="00290ed6" style:font-style-asian="normal" style:language-complex="ar" style:country-complex="SA" style:font-style-complex="normal"/>
    </style:style>
    <style:style style:name="P26" style:family="paragraph" style:parent-style-name="Body">
      <style:text-properties fo:color="#000000" fo:language="en" fo:country="US" fo:font-style="normal" officeooo:rsid="002cc17a" officeooo:paragraph-rsid="002cc17a" style:font-style-asian="normal" style:language-complex="ar" style:country-complex="SA" style:font-style-complex="normal"/>
    </style:style>
    <style:style style:name="P27" style:family="paragraph" style:parent-style-name="Body">
      <style:text-properties officeooo:rsid="002eb7a2" officeooo:paragraph-rsid="002eb7a2"/>
    </style:style>
    <style:style style:name="P28" style:family="paragraph" style:parent-style-name="Body">
      <style:text-properties style:font-name="DejaVu Sans Mono"/>
    </style:style>
    <style:style style:name="P29" style:family="paragraph" style:parent-style-name="Body">
      <style:text-properties officeooo:rsid="0035cfb8" officeooo:paragraph-rsid="0035cfb8"/>
    </style:style>
    <style:style style:name="P30" style:family="paragraph" style:parent-style-name="Heading_20_1">
      <style:text-properties fo:language="en" fo:country="US" style:language-complex="ar" style:country-complex="SA"/>
    </style:style>
    <style:style style:name="P31" style:family="paragraph" style:parent-style-name="Heading_20_1">
      <style:paragraph-properties fo:break-before="page"/>
      <style:text-properties fo:language="en" fo:country="US" style:language-complex="ar" style:country-complex="SA"/>
    </style:style>
    <style:style style:name="P32" style:family="paragraph" style:parent-style-name="Heading_20_2">
      <style:text-properties fo:language="en" fo:country="US" style:language-complex="ar" style:country-complex="SA"/>
    </style:style>
    <style:style style:name="P33" style:family="paragraph" style:parent-style-name="Heading_20_2">
      <style:text-properties fo:language="en" fo:country="US" officeooo:rsid="0021c380" officeooo:paragraph-rsid="001b92ce" style:language-complex="ar" style:country-complex="SA"/>
    </style:style>
    <style:style style:name="P34" style:family="paragraph" style:parent-style-name="Heading_20_2">
      <style:text-properties fo:language="en" fo:country="US" officeooo:rsid="001febee" officeooo:paragraph-rsid="001b92ce" style:language-complex="ar" style:country-complex="SA"/>
    </style:style>
    <style:style style:name="P35" style:family="paragraph" style:parent-style-name="Heading_20_2">
      <style:text-properties officeooo:paragraph-rsid="002eed57"/>
    </style:style>
    <style:style style:name="P36" style:family="paragraph" style:parent-style-name="Heading_20_2">
      <style:text-properties officeooo:rsid="0034d7e2" officeooo:paragraph-rsid="0034d7e2"/>
    </style:style>
    <style:style style:name="P37" style:family="paragraph" style:parent-style-name="Body" style:list-style-name="L1">
      <style:text-properties fo:color="#000000" fo:language="en" fo:country="US" fo:font-style="normal" officeooo:rsid="0034d7e2" officeooo:paragraph-rsid="0035cfb8" style:font-style-asian="normal" style:language-complex="ar" style:country-complex="SA" style:font-style-complex="normal"/>
    </style:style>
    <style:style style:name="P38" style:family="paragraph" style:parent-style-name="Body" style:list-style-name="L1">
      <style:text-properties fo:color="#000000" fo:language="en" fo:country="US" fo:font-style="normal" officeooo:rsid="0035cfb8" officeooo:paragraph-rsid="0035cfb8" style:font-style-asian="normal" style:language-complex="ar" style:country-complex="SA" style:font-style-complex="normal"/>
    </style:style>
    <style:style style:name="P39" style:family="paragraph" style:parent-style-name="Body" style:list-style-name="L1">
      <style:text-properties fo:color="#000000" fo:language="en" fo:country="US" fo:font-style="normal" officeooo:rsid="00388e1f" officeooo:paragraph-rsid="00388e1f" style:font-style-asian="normal" style:language-complex="ar" style:country-complex="SA" style:font-style-complex="normal"/>
    </style:style>
    <style:style style:name="P40"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41" style:family="paragraph" style:parent-style-name="Definition_20_Term">
      <style:text-properties fo:language="en" fo:country="US" style:language-complex="ar" style:country-complex="SA"/>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officeooo:rsid="001febee" style:language-complex="ar" style:country-complex="SA"/>
    </style:style>
    <style:style style:name="T6" style:family="text">
      <style:text-properties style:font-name="Courier New"/>
    </style:style>
    <style:style style:name="T7" style:family="text">
      <style:text-properties officeooo:rsid="002768df"/>
    </style:style>
    <style:style style:name="T8" style:family="text">
      <style:text-properties officeooo:rsid="00290ed6"/>
    </style:style>
    <style:style style:name="T9" style:family="text">
      <style:text-properties officeooo:rsid="002cb524"/>
    </style:style>
    <style:style style:name="T10" style:family="text">
      <style:text-properties officeooo:rsid="002daeaa"/>
    </style:style>
    <style:style style:name="T11" style:family="text">
      <style:text-properties style:font-name="DejaVu Sans Mono"/>
    </style:style>
    <style:style style:name="T12" style:family="text">
      <style:text-properties officeooo:rsid="002eed57"/>
    </style:style>
    <style:style style:name="T13" style:family="text">
      <style:text-properties officeooo:rsid="0030c2cc"/>
    </style:style>
    <style:style style:name="T14" style:family="text">
      <style:text-properties officeooo:rsid="0031d999"/>
    </style:style>
    <style:style style:name="T15" style:family="text">
      <style:text-properties officeooo:rsid="0035cfb8"/>
    </style:style>
    <style:style style:name="T16" style:family="text">
      <style:text-properties officeooo:rsid="00379327"/>
    </style:style>
    <style:style style:name="T17" style:family="text">
      <style:text-properties officeooo:rsid="0038c7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2" draw:name="graphics1" text:anchor-type="paragraph" svg:width="17.78cm" svg:height="7.893cm" draw:z-index="0"><draw:image xlink:href="Pictures/1000020100000427000001D87C14AEF463D3D5EF.png" xlink:type="simple" xlink:show="embed" xlink:actuate="onLoad" loext:mime-type="image/png"/></draw:frame></text:p>
      <text:p text:style-name="P15"><text:user-defined style:data-style-name="N0" text:name="RFP Title">RFP 194 Runtime Query Interface</text:user-defined></text:p>
      <text:p text:style-name="P15"><text:span text:style-name="T2">Draft<text:line-break/><text:line-break/></text:span><text:span text:style-name="T2"><text:page-count style:num-format="1">7</text:page-count></text:span><text:span text:style-name="T2"> Pages</text:span></text:p>
      <text:p text:style-name="P8">Abstract</text:p>
      <text:p text:style-name="P9">Provide a light query mechanism for interacting with the DTOs provided by service runtimes.</text:p>
      <text:h text:style-name="P31" text:outline-level="1" text:restart-numbering="true" text:start-value="-1">Document Information</text:h>
      <text:h text:style-name="P33" text:outline-level="2">License</text:h>
      <text:p text:style-name="P24">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ext:soft-page-break/>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9">I HEREBY ACKNOWLEDGE AND AGREE TO THE TERMS AND CONDITIONS DELINEATED ABOVE.</text:p>
      <text:h text:style-name="P34" text:outline-level="2">Trademarks</text:h>
      <text:p text:style-name="P2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4" text:outline-level="2">Feedback</text:h>
      <text:p text:style-name="P21"><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3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6">1 Introduction<text:tab/>4</text:p>
          <text:p text:style-name="P16">2 Application Domain<text:tab/>4</text:p>
          <text:p text:style-name="P4">2.1 Terminology + Abbreviations<text:tab/>5</text:p>
          <text:p text:style-name="P16">3 Problem Description<text:tab/>5</text:p>
          <text:p text:style-name="P16">4 Use Cases<text:tab/>5</text:p>
          <text:p text:style-name="P16">5 Requirements<text:tab/>6</text:p>
          <text:p text:style-name="P16">6 Document Support<text:tab/>6</text:p>
          <text:p text:style-name="P4">6.1 References<text:tab/>6</text:p>
          <text:p text:style-name="P4"><text:soft-page-break/>6.2 Author’s Address<text:tab/>6</text:p>
          <text:p text:style-name="P4">6.3 End of Document<text:tab/>6</text:p>
        </text:index-body>
      </text:table-of-content>
      <text:p text:style-name="P22"/>
      <text:h text:style-name="P32" text:outline-level="2">Terminology and Document Conventions</text:h>
      <text:p text:style-name="P22">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2"><text:span text:style-name="T6">Source code is shown in this typeface</text:span>.</text:p>
      <text:h text:style-name="P32" text:outline-level="2">Revision History</text:h>
      <text:p text:style-name="P22">The last named individual in this history is currently responsible for this document.</text:p>
      <text:p text:style-name="P2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1">Initial</text:p>
          </table:table-cell>
          <table:table-cell table:style-name="Table1.A1" office:value-type="string">
            <text:p text:style-name="P14"><text:span text:style-name="T8">Feb</text:span> <text:span text:style-name="T8">18</text:span> <text:span text:style-name="T8">2019</text:span></text:p>
          </table:table-cell>
          <table:table-cell table:style-name="Table1.C1" office:value-type="string">
            <text:p text:style-name="P13"><text:span text:style-name="T8">Raymond Augé</text:span>, <text:span text:style-name="T8">Liferay Inc. raymond.auge@liferay.com</text:span></text:p>
          </table:table-cell>
        </table:table-row>
      </table:table>
      <text:p text:style-name="P22"/>
      <text:h text:style-name="P30" text:outline-level="1">Introduction</text:h>
      <text:p text:style-name="P10">Current service runtimes <text:span text:style-name="T7">(besides Declarative Services)</text:span> do not provide a granular mechanism for <text:span text:style-name="T7">interacting with their DTO graph. This results in the runtime creating a lot of unused objects.</text:span></text:p>
      <text:h text:style-name="P30" text:outline-level="1">Application Domain</text:h>
      <text:p text:style-name="P25">OSGi <text:span text:style-name="T9">has several specifications that provide a diagnostic or runtime inspection API that use DTOs as the data model.</text:span></text:p>
      <text:h text:style-name="P32" text:outline-level="2"><text:soft-page-break/>Terminology + Abbreviations</text:h>
      <text:h text:style-name="P30" text:outline-level="1">Problem Description</text:h>
      <text:p text:style-name="P26">The <text:span text:style-name="T10">Http Whiteboard, JAX-RS Whiteboard and CDI Integration runtime services provide methods which return <text:s/>complex graphs of DTOs.</text:span></text:p>
      <text:p text:style-name="Body">Http &amp; JAX-RS Whiteboard<text:span text:style-name="T12">s</text:span> for example:</text:p>
      <text:p text:style-name="P28">public RuntimeDTO getRuntimeDTO()</text:p>
      <text:p text:style-name="Body">CDI Integration for example:</text:p>
      <text:p text:style-name="P28">public Collection&lt;ContainerDTO&gt; getContainerDTOs(Bundle... bundles)</text:p>
      <text:p text:style-name="P27">When pairing these APIs with <text:span text:style-name="T11">service.changecount</text:span> <text:span text:style-name="T12">as a pattern for </text:span>detecting <text:span text:style-name="T12">and reacting to</text:span> changes in <text:span text:style-name="T12">the runtime, these complex DTO graph becomes a large source of wasted processing and garbage.</text:span></text:p>
      <text:p text:style-name="P22"/>
      <text:h text:style-name="P30" text:outline-level="1">Use Cases</text:h>
      <text:h text:style-name="P35" text:outline-level="2">Testing</text:h>
      <text:p text:style-name="Body"><text:span text:style-name="T12">Testing </text:span>commonly involves observing <text:span text:style-name="T12">specific</text:span> DTO <text:span text:style-name="T13">in</text:span> <text:span text:style-name="T14">the </text:span>graph <text:span text:style-name="T12">that represent a specific service or some specific aspect of the system and this is typically a subset of the available DTO graph.</text:span></text:p>
      <text:h text:style-name="P36" text:outline-level="2">Production Diagnostics</text:h>
      <text:p text:style-name="P29">Production systems may involve runtimes that contain huge numbers of services and state information. Diagnosing these systems becomes complicated without a <text:span text:style-name="T16">way to obtain granular information.</text:span></text:p>
      <text:h text:style-name="P30" text:outline-level="1"><text:soft-page-break/>Requirements</text:h>
      <text:list xml:id="list1535274600" text:style-name="L1">
        <text:list-item>
          <text:p text:style-name="P37">R010 – <text:span text:style-name="T15">Must provide a way to query information about a specific DTO within the runtime</text:span></text:p>
        </text:list-item>
        <text:list-item>
          <text:p text:style-name="P38">R020 – Must not require the runtime to generate full state graph in order to answer the query</text:p>
        </text:list-item>
        <text:list-item>
          <text:p text:style-name="P39">R030 – The query dialect must be service filter syntax</text:p>
        </text:list-item>
        <text:list-item>
          <text:p text:style-name="P39">R040 – The DTO type must be specified in conjunction with the query in order to disambiguate cases where backing <text:span text:style-name="T17">data</text:span> is a service<text:span text:style-name="T17">(reference)</text:span> that results in multiple DTOs</text:p>
        </text:list-item>
      </text:list>
      <text:h text:style-name="P30" text:outline-level="1">Document Support</text:h>
      <text:h text:style-name="P32" text:outline-level="2">References</text:h>
      <text:list xml:id="list3858755114" text:style-name="WW8Num3">
        <text:list-item>
          <text:p text:style-name="P41"><text:bookmark-start text:name="_Ref493020620"/>Bradner, S., Key words for use in RFCs to Indicate Requirement Levels, RFC2119, March 1997.<text:bookmark-end text:name="_Ref493020620"/></text:p>
        </text:list-item>
        <text:list-item>
          <text:p text:style-name="P41">Software Requirements &amp; Specifications. Michael Jackson. ISBN 0-201-87712-0</text:p>
        </text:list-item>
      </text:list>
      <text:p text:style-name="P20"/>
      <text:p text:style-name="P20"/>
      <text:p text:style-name="P22"><text:span text:style-name="T3">Add references simply by adding new items. You can then cross-refer to them by chosing &lt;Insert&gt;&lt;Cross Reference&gt;&lt;Numbered Item&gt; and then selecting the paragraph. </text:span><text:span text:style-name="T4">STATIC REFERENCES (I.E. BODGED) ARE NOT ACCEPTABLE, SOMEONE WILL HAVE TO UPDATE THEM LATER, SO DO IT PROPERLY NOW.</text:span></text:p>
      <text:h text:style-name="P32" text:outline-level="2">Author’s Address</text:h>
      <text:p text:style-name="P22"/>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Raymond Augé</text:p>
          </table:table-cell>
        </table:table-row>
        <table:table-row table:style-name="Table2.1">
          <table:table-cell table:style-name="Table2.A1" office:value-type="string">
            <text:p text:style-name="P6">Company</text:p>
          </table:table-cell>
          <table:table-cell table:style-name="Table2.B1" office:value-type="string">
            <text:p text:style-name="P7">Liferay Inc.</text:p>
          </table:table-cell>
        </table:table-row>
        <table:table-row table:style-name="Table2.1">
          <table:table-cell table:style-name="Table2.A1" office:value-type="string">
            <text:p text:style-name="P6">Address</text:p>
          </table:table-cell>
          <table:table-cell table:style-name="Table2.B1" office:value-type="string">
            <text:p text:style-name="P7">24 Leonard St. North</text:p>
          </table:table-cell>
        </table:table-row>
        <table:table-row table:style-name="Table2.1">
          <table:table-cell table:style-name="Table2.A1" office:value-type="string">
            <text:p text:style-name="P6">Voice</text:p>
          </table:table-cell>
          <table:table-cell table:style-name="Table2.B1" office:value-type="string">
            <text:p text:style-name="P7">+17055078090</text:p>
          </table:table-cell>
        </table:table-row>
        <table:table-row table:style-name="Table2.1">
          <table:table-cell table:style-name="Table2.A1" office:value-type="string">
            <text:p text:style-name="P11">e-mail</text:p>
          </table:table-cell>
          <table:table-cell table:style-name="Table2.B1" office:value-type="string">
            <text:p text:style-name="P12">raymond.auge@liferay.com</text:p>
          </table:table-cell>
        </table:table-row>
      </table:table>
      <text:p text:style-name="P22"/>
      <text:h text:style-name="P32" text:outline-level="2"><text:soft-page-break/>End of Document</text:h>
      <text:p text:style-name="P2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109">
      <number:day/>
      <number:text> </number:text>
      <number:month number:style="long" number:textual="true"/>
      <number:text> </number:text>
      <number:year number:style="long"/>
    </number:date-style>
    <number:date-style style:name="N110">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6"><draw:image xlink:href="Pictures/1000020100000427000001D87C14AEF463D3D5EF.png" xlink:type="simple" xlink:show="embed" xlink:actuate="onLoad" loext:mime-type="image/png"/></draw:frame><text:tab/><text:user-defined style:data-style-name="N0" text:name="RFP Title">RFP 194 Runtime Query Interface</text:user-defined><text:tab/>Page <text:page-number text:select-page="current">4</text:page-number><text:s/>of <text:page-count style:num-format="1">7</text:page-count></text:p>
        <text:p text:style-name="Header"/>
        <text:p text:style-name="Header"><text:tab/>Draft<text:tab/><text:modification-date style:data-style-name="N109">18 February 2019</text:modification-date></text:p>
      </style:header>
      <style:footer>
        <text:p text:style-name="MP1">Copyright © <text:span text:style-name="MT1">OSGi Alliance </text:span><text:span text:style-name="MT1"><text:modification-date style:data-style-name="N110">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0">2019</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19-02-18T07:17:11.380014742</meta:creation-date>
    <meta:editing-cycles>4</meta:editing-cycles>
    <meta:editing-duration>PT6M54S</meta:editing-duration>
    <meta:initial-creator>Raymond Augé</meta:initial-creator>
    <dc:title>RFP 194 Runtime Query Interface</dc:title>
    <dc:date>2019-02-18T16:35:22.504770534</dc:date>
    <dc:creator>Raymond Augé</dc:creator>
    <meta:document-statistic meta:table-count="2" meta:image-count="2" meta:object-count="0" meta:page-count="7" meta:paragraph-count="91" meta:word-count="1526" meta:character-count="9903" meta:non-whitespace-character-count="8467"/>
    <meta:user-defined meta:name="Info"/>
    <meta:user-defined meta:name="Info 3"/>
    <meta:user-defined meta:name="Info 4"/>
    <meta:user-defined meta:name="RFP Title">RFP 194 Runtime Query Interface</meta:user-defined>
  </office:meta>
</office:document-meta>
</file>